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e0b7"/>
    </style:style>
    <style:style style:name="P2" style:family="paragraph" style:parent-style-name="Text_20_body">
      <style:text-properties officeooo:paragraph-rsid="00092157"/>
    </style:style>
    <style:style style:name="P3" style:family="paragraph" style:parent-style-name="Text_20_body">
      <style:text-properties style:text-line-through-style="none" style:text-line-through-type="none"/>
    </style:style>
    <style:style style:name="P4" style:family="paragraph" style:parent-style-name="Text_20_body">
      <style:text-properties style:text-line-through-style="none" style:text-line-through-type="none" officeooo:rsid="0009cc7e"/>
    </style:style>
    <style:style style:name="P5" style:family="paragraph" style:parent-style-name="Text_20_body">
      <style:text-properties officeooo:paragraph-rsid="000e10ac"/>
    </style:style>
    <style:style style:name="P6" style:family="paragraph" style:parent-style-name="Text_20_body">
      <style:text-properties officeooo:rsid="000cece1" officeooo:paragraph-rsid="000e10ac"/>
    </style:style>
    <style:style style:name="P7" style:family="paragraph" style:parent-style-name="Standard">
      <style:text-properties officeooo:paragraph-rsid="00092157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3920f" style:font-size-asian="12pt" style:font-size-complex="12pt"/>
    </style:style>
    <style:style style:name="P10" style:family="paragraph" style:parent-style-name="Heading_20_1">
      <style:text-properties officeooo:rsid="00092157" officeooo:paragraph-rsid="00092157"/>
    </style:style>
    <style:style style:name="T1" style:family="text">
      <style:text-properties officeooo:rsid="000034ef"/>
    </style:style>
    <style:style style:name="T2" style:family="text">
      <style:text-properties officeooo:rsid="00036f47"/>
    </style:style>
    <style:style style:name="T3" style:family="text">
      <style:text-properties style:text-underline-style="solid" style:text-underline-width="auto" style:text-underline-color="font-color" officeooo:rsid="00036f47"/>
    </style:style>
    <style:style style:name="T4" style:family="text">
      <style:text-properties officeooo:rsid="00045477"/>
    </style:style>
    <style:style style:name="T5" style:family="text">
      <style:text-properties officeooo:rsid="000813ff"/>
    </style:style>
    <style:style style:name="T6" style:family="text">
      <style:text-properties officeooo:rsid="00092157"/>
    </style:style>
    <style:style style:name="T7" style:family="text">
      <style:text-properties officeooo:rsid="0009cc7e"/>
    </style:style>
    <style:style style:name="T8" style:family="text">
      <style:text-properties officeooo:rsid="000a7573"/>
    </style:style>
    <style:style style:name="T9" style:family="text">
      <style:text-properties officeooo:rsid="000bfed8"/>
    </style:style>
    <style:style style:name="T10" style:family="text">
      <style:text-properties officeooo:rsid="000cece1"/>
    </style:style>
    <style:style style:name="T11" style:family="text">
      <style:text-properties officeooo:rsid="000e10ac"/>
    </style:style>
    <style:style style:name="T12" style:family="text">
      <style:text-properties officeooo:rsid="000e9831"/>
    </style:style>
    <style:style style:name="T13" style:family="text">
      <style:text-properties officeooo:rsid="0010b264"/>
    </style:style>
    <style:style style:name="T14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style:font-size-asian="32pt" style:font-style-asian="normal" style:font-weight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18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solid" style:text-underline-width="auto" style:text-underline-color="font-color" fo:font-weight="normal" style:letter-kerning="true" style:font-size-asian="32pt" style:font-style-asian="normal" style:font-weight-asian="normal" style:text-emphasize="none"/>
    </style:style>
    <style:style style:name="T19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20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21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letter-kerning="true" style:font-style-asian="normal" style:font-weight-asian="normal" style:text-emphasize="none"/>
    </style:style>
    <style:style style:name="T2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0" text:outline-level="1">Methods</text:h>
      <text:h text:style-name="Heading_20_2" text:outline-level="2">Encoder</text:h>
      <text:p text:style-name="Text_20_body">-<text:span text:style-name="T8">encoder architecture is inspired by yin2015abc but instead of a final classification task on both inputs we pass the vectors to a decoder which is supposed to reconstruct a simple English sentence out of it</text:span></text:p>
      <text:h text:style-name="Heading_20_3" text:outline-level="3">BCNN</text:h>
      <text:p text:style-name="Text_20_body">- models two sentences in parallel by two CNN<text:span text:style-name="T5">s</text:span> with shared weights (siamese architecture)</text:p>
      <text:p text:style-name="Text_20_body">- final layer connects the two CNNs and solves the given task</text:p>
      <text:p text:style-name="Text_20_body">- <text:span text:style-name="T1">input: word2vec embeddings of sentence → feature map of dimension d0 x s</text:span></text:p>
      <text:p text:style-name="Text_20_body">- <text:span text:style-name="T2">wide convolution such that the “outer” words can be detected by the “inner” weights</text:span></text:p>
      <text:p text:style-name="Text_20_body">-<text:span text:style-name="T3">average pooling (all-ap): </text:span></text:p>
      <text:p text:style-name="Text_20_body">-applied to feature map of last convolution layer</text:p>
      <text:p text:style-name="Text_20_body">- column-wise averaging over all columns (all-ap)</text:p>
      <text:p text:style-name="Text_20_body">-results in representation vector which then can be passed over to classifier etc.</text:p>
      <text:p text:style-name="Text_20_body">-<text:span text:style-name="T3">average pooling (w-ap): </text:span></text:p>
      <text:p text:style-name="Text_20_body">- column-wise averaging over a window of w consecutive columns (w-ap)</text:p>
      <text:p text:style-name="Text_20_body">- <text:span text:style-name="T4">is applied to every non-final convolution layer</text:span></text:p>
      <text:p text:style-name="Text_20_body"/>
      <text:p text:style-name="Text_20_body">- <text:span text:style-name="T4">output layer: input from last convolution layer and all-ap applied, but it also recieves a representation of each non-final convolution layer. Normally, w-ap is applied and the output is given to the next layer but here all-ap is also performed in parallel and the output is directly forwarded to the output layer. This potentially boosts the performance as different levels of abstraction are accessed in the output layer.</text:span></text:p>
      <text:h text:style-name="Heading_20_3" text:outline-level="3">Modifications to the network</text:h>
      <text:p text:style-name="Text_20_body">- <text:span text:style-name="T7">4 convolution layers</text:span></text:p>
      <text:p text:style-name="Text_20_body">-<text:span text:style-name="T7">no task specific final layer as we want to use the trained encoder to produce inputs for the decoder</text:span></text:p>
      <text:p text:style-name="Text_20_body">-<text:span text:style-name="T9">instead trained encoder with loss function such that the similarity of the representation of a simple and a complex sentence is maximized if they are labeled 1 and minimized if labeled 0</text:span></text:p>
      <text:p text:style-name="P4">-started with L2-norm (euclidean distance) and then switched to cosine similarity as our End2End model did not learn anything</text:p>
      <text:p text:style-name="P3"><text:soft-page-break/></text:p>
      <text:p text:style-name="P1"/>
      <text:h text:style-name="Heading_20_2" text:outline-level="2">Decoder</text:h>
      <text:p text:style-name="Text_20_body">- <text:span text:style-name="T12">architecture mirrors the one from the encoder but with k-nearest-neighbor interpolation/upsampling</text:span></text:p>
      <text:p text:style-name="P6">- loss: first L2 than cosine similarity of word embedding of input sentence and corresponding simple sentences</text:p>
      <text:h text:style-name="Heading_20_3" text:outline-level="3">Transposed <text:span text:style-name="T6">Convolution</text:span></text:h>
      <text:p text:style-name="Text_20_body"/>
      <text:h text:style-name="Heading_20_2" text:outline-level="2">End2End Approach</text:h>
      <text:p text:style-name="P5">-<text:span text:style-name="T10">alternative to sequential training of encoder and decoder</text:span></text:p>
      <text:p text:style-name="P5">- <text:span text:style-name="T13">input only word embedding of complex sentences and the gold standard is the word embedding of the simple sentence (no sentence pairs anymore)</text:span></text:p>
      <text:p text:style-name="P6">- loss: first L2 than cosine similarity</text:p>
      <text:p text:style-name="P5">- <text:span text:style-name="T11">did not learn anything and hard to debug</text:span></text:p>
      <text:p text:style-name="P5">- <text:span text:style-name="T11">stopped end2end approach and focused on separate training</text:span></text:p>
      <text:p text:style-name="P2"/>
      <text:h text:style-name="P10" text:outline-level="1">Results </text:h>
      <text:p text:style-name="P9"><text:span text:style-name="T21"/></text:p>
      <text:p text:style-name="P8"/>
      <text:p text:style-name="P8"/>
      <text:p text:style-name="P8"/>
      <text:p text:style-name="P8"/>
      <text:p text:style-name="P8"/>
      <text:p text:style-name="Standard"/>
      <text:p text:style-name="P7"/>
      <text:h text:style-name="P10" text:outline-level="1">Discussion </text:h>
      <text:p text:style-name="P9"><text:span text:style-name="T21">Data set is noisy!</text:span></text:p>
      <text:p text:style-name="P9"><text:span text:style-name="T22">Additional information (co-reference)</text:span></text:p>
      <text:p text:style-name="P9"><text:span text:style-name="T22">Simple sentence 1.5 times the length of complex one</text:span></text:p>
      <text:p text:style-name="P9"><text:span text:style-name="T22">sometimes not really simplified matches</text:span></text:p>
      <text:p text:style-name="P9"><text:span text:style-name="T22">Maybe train word embeddings on our corpus</text:span></text:p>
      <text:p text:style-name="P9"><text:span text:style-name="T22">Encoder: very similar representation for simple and complex sentence</text:span></text:p>
      <text:p text:style-name="P9"><text:span text:style-name="T22">Decoder: cannot reproduce word embedding of simple sentence from feature map of complex one</text:span></text:p>
      <text:p text:style-name="P9"><text:soft-page-break/><text:span text:style-name="T22">End-to-end: cannot produce simple embedding from complex one</text:span></text:p>
      <text:p text:style-name="P9"/>
      <text:h text:style-name="P10" text:outline-level="1">Summary and Outlook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09-16T19:11:35.623000000</dc:date>
    <meta:editing-duration>P2DT7H38M23S</meta:editing-duration>
    <meta:editing-cycles>6</meta:editing-cycles>
    <meta:document-statistic meta:table-count="0" meta:image-count="0" meta:object-count="0" meta:page-count="3" meta:paragraph-count="42" meta:word-count="448" meta:character-count="2811" meta:non-whitespace-character-count="2401"/>
  </office:meta>
</office:document-meta>
</file>